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Technical Specification: Data Processing Pipeline</text:h>
      <text:h text:outline-level="2">1. Overview</text:h>
      <text:p>This document describes the architecture and implementation of the real-time data processing pipeline designed to handle up to 100,000 events per second with sub-second latency.</text:p>
      <text:h text:outline-level="2">2. Architecture</text:h>
      <text:p>The pipeline consists of three main stages: ingestion (Apache Kafka), processing (Apache Flink), and storage (PostgreSQL + Redis). Each stage is horizontally scalable and fault-tolerant.</text:p>
      <text:h text:outline-level="2">3. Ingestion Layer</text:h>
      <text:p>Events are received via HTTP endpoints and published to Kafka topics. The ingestion layer uses a partitioning strategy based on event type and source ID to ensure ordering guarantees within each partition.</text:p>
      <text:h text:outline-level="2">4. Processing Layer</text:h>
      <text:p>Apache Flink jobs consume from Kafka topics and apply transformation, enrichment, and aggregation logic. Windowed computations use event-time semantics with watermarks to handle late-arriving data.</text:p>
      <text:h text:outline-level="2">5. Storage Layer</text:h>
      <text:p>Processed results are written to PostgreSQL for durable storage and Redis for low-latency reads. A CDC (Change Data Capture) stream from PostgreSQL feeds downstream analytics systems.</text:p>
      <text:h text:outline-level="2">6. Monitoring</text:h>
      <text:p>The pipeline exposes Prometheus metrics at each stage. Key SLIs include: end-to-end latency (p99 &lt; 500ms), throughput (events/sec), and error rate (&lt; 0.01%).</text:p>
      <text:h text:outline-level="2">7. Deployment</text:h>
      <text:p>All components run on Kubernetes with Helm charts for configuration management. Auto-scaling policies are based on Kafka consumer lag and CPU utilization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